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figurationFileManager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FileManag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gress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FileManag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gress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adProgress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FileManager.isConfigurationLoa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gress.getJ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ionFile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FileManager.prompt( File selected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oadProgress.Load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FileManager.ConfigurationFileManager( AdminFrame admin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FileManager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gress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figurationFileManager.accep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gress.getJProgressB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FileManager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Progress.getJConten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